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688580823860674326"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426023173155887889"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2978029315596175493"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761380395592302517"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81279259847519827"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5683640302617119790"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7043331412880303588"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8219864433452635752"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307064" text:continue-list="list7043331412880303588"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2387886475517689893"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333717"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321608"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311307"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322849"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316159"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264375876880053949"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2250255015251754293"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487504191838138513"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326595"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875988677051885608"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642902542712098704"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41026081833402509" text:style-name="L15">
        <text:list-item>
          <text:list>
            <text:list-header>
              <text:p text:style-name="P187">1.5 miles averaging about 9:40/mile and rest 1 min</text:p>
            </text:list-header>
          </text:list>
        </text:list-item>
      </text:list>
      <text:p text:style-name="P25">1 mile in 8:26 and rest 2 min</text:p>
      <text:list xml:id="list7701274487513407737"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070872202306246583"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15259"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2350021549387590299"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977006479431662972"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2432222460189690071"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334232" text:continue-list="list977006479431662972" text:style-name="L19">
        <text:list-item>
          <text:list>
            <text:list-header>
              <text:p text:style-name="P191">(Pace*HR)=1240</text:p>
            </text:list-header>
          </text:list>
        </text:list-item>
      </text:list>
      <text:list xml:id="list39337181" text:continue-list="list2350021549387590299" text:style-name="L18">
        <text:list-item>
          <text:list>
            <text:list-header>
              <text:p text:style-name="P190">2 miles at 10:46/mile Ave HR= 121 bpm and rest a few minutes</text:p>
            </text:list-header>
          </text:list>
        </text:list-item>
      </text:list>
      <text:list xml:id="list39317808" text:continue-list="list39334232"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309891"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090906543880186473"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551600062636585548"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122362904511000876"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758676099386055461"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21315136645866715"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636128394373913604"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316714"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320598"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837262723470671308"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173220745005174816"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174826638637417366"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288771230410827012"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1607417935778314665"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572583450750491369" text:style-name="L32">
        <text:list-item>
          <text:list>
            <text:list-header>
              <text:p text:style-name="P201">0.25 miles in 2:54</text:p>
              <text:p text:style-name="P201">1 mile in 9:21 going faster as I ran and ending at around 8:30 pace</text:p>
            </text:list-header>
          </text:list>
        </text:list-item>
      </text:list>
      <text:list xml:id="list8939194398984830052"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185690403128745195"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5347285091089249402"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649963336330215374"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3373510863846367540"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620984664533458314"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016074220469229067"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
      <text:p text:style-name="P25"><text:soft-page-break/></text:p>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706120503588911398"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text:soft-page-break/></text:p>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29T19:06:55.83</dc:date>
    <dc:creator>James Lombardi</dc:creator>
    <meta:editing-duration>P34DT16H22M43S</meta:editing-duration>
    <meta:editing-cycles>2419</meta:editing-cycles>
    <meta:generator>OpenOffice/4.1.2$Win32 OpenOffice.org_project/412m3$Build-9782</meta:generator>
    <meta:document-statistic meta:table-count="0" meta:image-count="9" meta:object-count="0" meta:page-count="239" meta:paragraph-count="7026" meta:word-count="75438" meta:character-count="386146"/>
  </office:meta>
</office:document-meta>
</file>